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83a2" officeooo:paragraph-rsid="000383a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to geometry.<text:line-break/></text:p>
      <text:p text:style-name="P1">Esiteks tuleb importida package. Selleks valida ülevalt Package → load ning avanevast menüüst valida geometry.xml.</text:p>
      <text:p text:style-name="P1">Edasi saab valida kujundeid aadressiribalt. Iga kujundi lahendamiseks tuleb anda sellele parameetreid. Selleks vajutada kujundile parema hiireklahviga ning avanevast menüüst valida properties. Avaneb aken, kus saab anda erinevatele kujundi osadele erinevaid väärtusi (nurkade puhul on väärtused radiaanides). Lisaks tuleb aknas valida need väärtused, mida soovitakse leida. Selleks tuleb vajutada linnuke outputi tulbas vastava väärtuse taha.</text:p>
      <text:p text:style-name="P1">Kujundeid saab ka omavahel ühendada portide kaudu ja sellega moodustada kombineeritud kujundeid. Näiteks struktuuris, kus on kolmnurgale joonistatud siseringjoon, tuleks skeemile kanda kõigepealt kolmnurk ja selle järel ring. Siis omakorda ühendada kolmnurga sisse märgitud siseringjoone raadiuse port ringjoone sisese raadiuse pordig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0T14:30:09.592965467</meta:creation-date>
    <dc:date>2015-02-20T14:37:36.043519035</dc:date>
    <meta:editing-duration>P0D</meta:editing-duration>
    <meta:editing-cycles>1</meta:editing-cycles>
    <meta:document-statistic meta:table-count="0" meta:image-count="0" meta:object-count="0" meta:page-count="1" meta:paragraph-count="4" meta:word-count="114" meta:character-count="909" meta:non-whitespace-character-count="798"/>
    <meta:generator>LibreOffice/4.2.7.2$Linux_X86_64 LibreOffice_project/420m0$Build-2</meta:generator>
  </office:meta>
</office:document-meta>
</file>